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1" svg:font-family="'Times New Roman'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style:writing-mode="rl-tb"/>
    </style:style>
    <style:style style:name="P3" style:family="paragraph" style:parent-style-name="Standard" style:master-page-name="Standard">
      <style:paragraph-properties fo:text-align="center" style:justify-single-word="false" style:writing-mode="rl-tb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 style:parent-style-name="Standard" style:list-style-name="L1">
      <style:paragraph-properties fo:text-align="start" style:justify-single-word="false"/>
    </style:style>
    <style:style style:name="P15" style:family="paragraph" style:parent-style-name="Standard" style:list-style-name="L1">
      <style:paragraph-properties fo:text-align="start" style:justify-single-word="false"/>
    </style:style>
    <style:style style:name="P16" style:family="paragraph" style:parent-style-name="Standard" style:list-style-name="L2">
      <style:paragraph-properties fo:text-align="start" style:justify-single-word="false"/>
    </style:style>
    <style:style style:name="P17" style:family="paragraph" style:parent-style-name="Standard" style:list-style-name="L2">
      <style:paragraph-properties fo:text-align="start" style:justify-single-word="false"/>
    </style:style>
    <style:style style:name="P18" style:family="paragraph" style:parent-style-name="Standard" style:list-style-name="L2">
      <style:paragraph-properties fo:text-align="start" style:justify-single-word="false"/>
    </style:style>
    <style:style style:name="P19" style:family="paragraph" style:parent-style-name="Standard" style:list-style-name="L2">
      <style:paragraph-properties fo:text-align="start" style:justify-single-word="false"/>
    </style:style>
    <style:style style:name="P20" style:family="paragraph" style:parent-style-name="Standard" style:list-style-name="L2">
      <style:paragraph-properties fo:text-align="start" style:justify-single-word="false"/>
    </style:style>
    <style:style style:name="P21" style:family="paragraph" style:parent-style-name="Standard" style:list-style-name="L2">
      <style:paragraph-properties fo:text-align="start" style:justify-single-word="false"/>
    </style:style>
    <style:style style:name="P22" style:family="paragraph" style:parent-style-name="Standard" style:list-style-name="L2">
      <style:paragraph-properties fo:text-align="start" style:justify-single-word="false"/>
    </style:style>
    <style:style style:name="P23" style:family="paragraph" style:parent-style-name="Standard" style:list-style-name="L2">
      <style:paragraph-properties fo:text-align="start" style:justify-single-word="false"/>
    </style:style>
    <style:style style:name="P24" style:family="paragraph" style:parent-style-name="Standard" style:list-style-name="L2">
      <style:paragraph-properties fo:text-align="start" style:justify-single-word="false"/>
    </style:style>
    <style:style style:name="P25" style:family="paragraph" style:parent-style-name="Standard" style:list-style-name="L2">
      <style:paragraph-properties fo:text-align="start" style:justify-single-word="false"/>
    </style:style>
    <style:style style:name="P26" style:family="paragraph" style:parent-style-name="Standard" style:list-style-name="L2">
      <style:paragraph-properties fo:text-align="start" style:justify-single-word="false"/>
    </style:style>
    <style:style style:name="P27" style:family="paragraph" style:parent-style-name="Standard" style:list-style-name="L2">
      <style:paragraph-properties fo:text-align="start" style:justify-single-word="false"/>
    </style:style>
    <style:style style:name="P28" style:family="paragraph" style:parent-style-name="Standard" style:list-style-name="L2">
      <style:paragraph-properties fo:text-align="start" style:justify-single-word="false"/>
    </style:style>
    <style:style style:name="P29" style:family="paragraph" style:parent-style-name="Standard" style:list-style-name="L2">
      <style:paragraph-properties fo:text-align="start" style:justify-single-word="false"/>
    </style:style>
    <style:style style:name="P30" style:family="paragraph" style:parent-style-name="Standard" style:list-style-name="L2">
      <style:paragraph-properties fo:text-align="start" style:justify-single-word="false"/>
    </style:style>
    <style:style style:name="P31" style:family="paragraph" style:parent-style-name="Standard" style:list-style-name="L2">
      <style:paragraph-properties fo:text-align="start" style:justify-single-word="false"/>
    </style:style>
    <style:style style:name="P32" style:family="paragraph" style:parent-style-name="Standard" style:list-style-name="L2">
      <style:paragraph-properties fo:text-align="start" style:justify-single-word="false"/>
    </style:style>
    <style:style style:name="P33" style:family="paragraph" style:parent-style-name="Standard" style:list-style-name="L2">
      <style:paragraph-properties fo:text-align="start" style:justify-single-word="false"/>
    </style:style>
    <style:style style:name="P34" style:family="paragraph" style:parent-style-name="Standard" style:list-style-name="L2">
      <style:paragraph-properties fo:text-align="start" style:justify-single-word="false"/>
    </style:style>
    <style:style style:name="P35" style:family="paragraph" style:parent-style-name="Standard" style:list-style-name="L2">
      <style:paragraph-properties fo:text-align="start" style:justify-single-word="false"/>
    </style:style>
    <style:style style:name="P36" style:family="paragraph" style:parent-style-name="Standard" style:list-style-name="L2">
      <style:paragraph-properties fo:text-align="start" style:justify-single-word="false"/>
    </style:style>
    <style:style style:name="P37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ive writing workshop output</text:p>
      <text:p text:style-name="P2"/>
      <text:p text:style-name="P2">Free writing</text:p>
      <text:p text:style-name="P2"/>
      <text:p text:style-name="P1">What is this unnecessary excitement all about?</text:p>
      <text:p text:style-name="P1">It's senseless, to shake like a wuss,</text:p>
      <text:p text:style-name="P1">You know that they're all noobs compared to you...</text:p>
      <text:p text:style-name="P1">You're the only true uber-gosu in this room,</text:p>
      <text:p text:style-name="P1">my micro still needs some improvement but</text:p>
      <text:p text:style-name="P1">who can take me here in any fps or rts for that matter</text:p>
      <text:p text:style-name="P1">no one here has my skills, they have others, but different,</text:p>
      <text:p text:style-name="P1">I'm so out of my time, 1500 years to the future or rather</text:p>
      <text:p text:style-name="P1">11000 years to the past, hear me Fei-Dastan, I'm coming</text:p>
      <text:p text:style-name="P1">for you, spread your wings and let's see how far invincible</text:p>
      <text:p text:style-name="P1">You're truly are... Draw!!!</text:p>
      <text:p text:style-name="P1"/>
      <text:p text:style-name="P1">Out from the pile of rubble the arch angel, arch demon, guardian of fate...</text:p>
      <text:p text:style-name="P1"/>
      <text:p text:style-name="P1">"voice” exercise</text:p>
      <text:p text:style-name="P1"/>
      <text:p text:style-name="P1">My true voice is ever changing,</text:p>
      <text:p text:style-name="P1">From goodness to darkness,</text:p>
      <text:p text:style-name="P1">ever elusive, yet always the same,</text:p>
      <text:p text:style-name="P1">from soul piercing to mind-breaking</text:p>
      <text:p text:style-name="P1">my voice is my wish, therefore your command</text:p>
      <text:p text:style-name="P1"/>
      <text:p text:style-name="P1">Free writing</text:p>
      <text:p text:style-name="P1"/>
      <text:p text:style-name="P1">Is there a meaning to this universe,</text:p>
      <text:p text:style-name="P1">could the 7<text:span text:style-name="T1">th</text:span> headed cow would traverse,</text:p>
      <text:p text:style-name="P1">otherwise it would be quite senseless,</text:p>
      <text:p text:style-name="P1">you know, to write this verse...</text:p>
      <text:p text:style-name="P1">Where fled those nice double X chromosomes,</text:p>
      <text:p text:style-name="P1">those wretched double helix survival machines?</text:p>
      <text:p text:style-name="P1">This life seems like a throttle that holds you down,</text:p>
      <text:p text:style-name="P1">but then again it's all a matter of who's holding the gun?</text:p>
      <text:p text:style-name="P1">Perhaps it's me alone who's going down the drain,</text:p>
      <text:p text:style-name="P1">wait there's a light in the end of the tunnel, or is it a train?</text:p>
      <text:p text:style-name="P1">Open the gate, I made my mistakes, decide where shall I dwell,</text:p>
      <text:p text:style-name="P1">In this god forsaken land, in heaven or in hell?</text:p>
      <text:p text:style-name="P1">The choices were made,</text:p>
      <text:p text:style-name="P1">The path unveiled,</text:p>
      <text:p text:style-name="P1">could I have been right all along</text:p>
      <text:p text:style-name="P1">and would the sinners will ever repent?</text:p>
      <text:p text:style-name="P1">It's not I who is bent, it's the rest of the world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isco ball exercise</text:p>
      <text:p text:style-name="P1"/>
      <text:p text:style-name="P1">Atrocity, Controversy, helix</text:p>
      <text:p text:style-name="P1"/>
      <text:p text:style-name="P1">The atrocity which is the controversy</text:p>
      <text:p text:style-name="P1">of those double helix creatures</text:p>
      <text:p text:style-name="P1">could very well define</text:p>
      <text:p text:style-name="P1">what comes to mind,</text:p>
      <text:p text:style-name="P1">Is this idea yours</text:p>
      <text:p text:style-name="P1">or is it mine?</text:p>
      <text:p text:style-name="P1">That same notion</text:p>
      <text:p text:style-name="P1">has no proportion</text:p>
      <text:p text:style-name="P1">when it comes to sleeping</text:p>
      <text:p text:style-name="P1">make way for the king of mind reaping,</text:p>
      <text:p text:style-name="P1">I heard the bell,</text:p>
      <text:p text:style-name="P1">got out of my shell,</text:p>
      <text:p text:style-name="P1">now the dream is gone</text:p>
      <text:p text:style-name="P1">and I'm still all alone...</text:p>
      <text:p text:style-name="P1"/>
      <text:p text:style-name="P1">Free writing</text:p>
      <text:p text:style-name="P1"/>
      <text:p text:style-name="P1">When you are born into the world,</text:p>
      <text:p text:style-name="P1">you're a newbie,</text:p>
      <text:p text:style-name="P1">as times goes by you turn into a nubien,</text:p>
      <text:p text:style-name="P1">if you're still not learning to improve your micro</text:p>
      <text:p text:style-name="P1">you turn into a full fledged noob,</text:p>
      <text:p text:style-name="P1">If your noobism is still dragging you down</text:p>
      <text:p text:style-name="P1">you may well become a noobtosaurus,</text:p>
      <text:p text:style-name="P1">Make haste and make sense</text:p>
      <text:p text:style-name="P1">or make way for the approaching uber-gosu</text:p>
      <text:p text:style-name="P1">that will teach you how to turn a micro</text:p>
      <text:p text:style-name="P1">strategy into a macro one.</text:p>
      <text:p text:style-name="P1"/>
      <text:p text:style-name="P1">God damn Korean kids who lack souls,</text:p>
      <text:p text:style-name="P1">they are the barricade which prevents</text:p>
      <text:p text:style-name="P1">Blizzard entertainment inc from releasing</text:p>
      <text:p text:style-name="P1">a sequel for Starcraft, as for</text:p>
      <text:p text:style-name="P1">Starcraft: ghost it's a matter of</text:p>
      <text:p text:style-name="P1">the transition of game console's generations.</text:p>
      <text:p text:style-name="P1">The PS2 is too mediocre now</text:p>
      <text:p text:style-name="P1">with standard definition and the PS3</text:p>
      <text:p text:style-name="P1">is just too way advanced still, we're not</text:p>
      <text:p text:style-name="P1">yet ready for high definition consoles</text:p>
      <text:p text:style-name="P1">and the blu-ray disc will never prevail...</text:p>
      <text:p text:style-name="P1"/>
      <text:p text:style-name="P1">"Why did you leave Squaresoft?” (to Hironobu Sakaguchi)</text:p>
      <text:p text:style-name="P1">Would you change your workplace for a better salary? (same question to Eyal Sofer)</text:p>
      <text:p text:style-name="P1">E.S. No, I love my job and it's very meaningful to me what I'm doing. I'm raising a new generation of children that are slightly familiar with English. I open their mind into the English language and into the world of poetry, some of it is even my own. I enjoy working with the young crowd and see what they can accomplish on their own. </text:p>
      <text:p text:style-name="P1"/>
      <text:p text:style-name="P1"/>
      <text:p text:style-name="P1"/>
      <text:p text:style-name="P1">Free writing</text:p>
      <text:p text:style-name="P1"/>
      <text:p text:style-name="P1">Why, oh why did I think my car is amphibic?</text:p>
      <text:p text:style-name="P1">It could have been prevented if I would have postponed</text:p>
      <text:p text:style-name="P1">the departure of myself and another organizer</text:p>
      <text:p text:style-name="P1">Maybe the car just ate too much mud</text:p>
      <text:p text:style-name="P1">so it didn't start, I might have overflown</text:p>
      <text:p text:style-name="P1">the carburettor with fuel, I might as well</text:p>
      <text:p text:style-name="P1">ran out of petroleum...</text:p>
      <text:p text:style-name="P1"><text:s text:c="4"/>The innertion of the downhill side was not</text:p>
      <text:p text:style-name="P1">as effective as I suspected it to be.</text:p>
      <text:p text:style-name="P1">This crappy poem is without a rhyme,</text:p>
      <text:p text:style-name="P1">I guess it's also okay at times.</text:p>
      <text:p text:style-name="P1"><text:s text:c="5"/>Damn with this Hygienist who broke</text:p>
      <text:p text:style-name="P1">the wall between my teeth, it gave me</text:p>
      <text:p text:style-name="P1">a most horrid gesture, as if I was not</text:p>
      <text:p text:style-name="P1">not repelling women &amp; mankind as it is.</text:p>
      <text:p text:style-name="P1">Yep in that particular order, there's no</text:p>
      <text:p text:style-name="P1">respect for lone wolves in this world,</text:p>
      <text:p text:style-name="P1">hopefully there'll be in the next one.</text:p>
      <text:p text:style-name="P1">My handwriting has been diminished lately,</text:p>
      <text:p text:style-name="P1">It reminded me of Arabic cursed writing</text:p>
      <text:p text:style-name="P1">for some reason, hell knows why?</text:p>
      <text:p text:style-name="P1"/>
      <text:p text:style-name="P1">Pomegranate exercise</text:p>
      <text:p text:style-name="P1"/>
      <text:p text:style-name="P1">Once it was a plane,</text:p>
      <text:p text:style-name="P1">or perhaps a city or two,</text:p>
      <text:p text:style-name="P1">Now it's the volcanic remnants</text:p>
      <text:p text:style-name="P1">who are still hot,</text:p>
      <text:p text:style-name="P1">or could it be the very shape</text:p>
      <text:p text:style-name="P1">that killed 70,000 people</text:p>
      <text:p text:style-name="P1">in Hiroshima &amp; Nagasaki</text:p>
      <text:p text:style-name="P1">only 70,000 from the blast and shockwave</text:p>
      <text:p text:style-name="P1">itself, another 140,000-160,000 died</text:p>
      <text:p text:style-name="P1">from the radiation and its aftermath</text:p>
      <text:p text:style-name="P1">of dieses, this damned pomegranate shape,</text:p>
      <text:p text:style-name="P1">no rhyme</text:p>
      <text:p text:style-name="P1">comes to my mind</text:p>
      <text:p text:style-name="P1">I again wrecked my car</text:p>
      <text:p text:style-name="P1">my worries are meaningful by far</text:p>
      <text:p text:style-name="P1">my curse must be divine</text:p>
      <text:p text:style-name="P1">where is my mind...</text:p>
      <text:p text:style-name="P1">where is my mind...</text:p>
      <text:p text:style-name="P1">I should see “Fight Club” again</text:p>
      <text:p text:style-name="P1">sometime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ree Writing</text:p>
      <text:p text:style-name="P1"/>
      <text:p text:style-name="P1">This god damn GPS device don't have a hold button</text:p>
      <text:p text:style-name="P1">I wish I were in Ireland again strolling with mutton,</text:p>
      <text:p text:style-name="P1">What the fuck is this awful music, at Dara's place,</text:p>
      <text:p text:style-name="P1">It's a combination of noise and jazz</text:p>
      <text:p text:style-name="P1">The electric guitar had some good distortion</text:p>
      <text:p text:style-name="P1">not too les, not to much, but in good proportion</text:p>
      <text:p text:style-name="P1">The rest was quite crappy though,</text:p>
      <text:p text:style-name="P1">I hope her two cats won't commit suicide</text:p>
      <text:p text:style-name="P1">and the music would be to blame,</text:p>
      <text:p text:style-name="P1">and not the shutters of the window </text:p>
      <text:p text:style-name="P1">as the drapes were in a shape of a flame,</text:p>
      <text:p text:style-name="P1">my rhyming today is lousy and forced</text:p>
      <text:p text:style-name="P1"/>
      <text:p text:style-name="P1">Heat exercise</text:p>
      <text:p text:style-name="P1"/>
      <text:p text:style-name="P1">The heat nowadays changes everything</text:p>
      <text:p text:style-name="P1">whether it be the very clothing</text:p>
      <text:p text:style-name="P1">to the burning sensation of the fire</text:p>
      <text:p text:style-name="P1">it's only my sweat that perspire</text:p>
      <text:p text:style-name="P1">eventually I'll move to Alaska</text:p>
      <text:p text:style-name="P1">though my tomb will be in Antarctica</text:p>
      <text:p text:style-name="P1"/>
      <text:p text:style-name="P1">Free Writing</text:p>
      <text:p text:style-name="P1"/>
      <text:p text:style-name="P1">The light, I can see the light, yes again.</text:p>
      <text:p text:style-name="P1">It's my mom's arrogance that left the car lights on, again.</text:p>
      <text:p text:style-name="P1">She wants to kill our already weak car battery,</text:p>
      <text:p text:style-name="P1">though the repair dude claimed it's the alternator</text:p>
      <text:p text:style-name="P1">who doesn't charge up the battery enough,</text:p>
      <text:p text:style-name="P1">killing it countless times <text:s/>won't help to</text:p>
      <text:p text:style-name="P1">improve anything.</text:p>
      <text:p text:style-name="P1"><text:s text:c="5"/>I got a pistol-shaped mouse last week.</text:p>
      <text:p text:style-name="P1">An optical with two triggers (one is hidden under</text:p>
      <text:p text:style-name="P1">the trigger chamber) with a scrolling wheel that</text:p>
      <text:p text:style-name="P1">looks like a safety shit or gun like mechanism. The</text:p>
      <text:p text:style-name="P1">M-16 with the M-203 grenade launcher attachment</text:p>
      <text:p text:style-name="P1">also got two triggers (one for the rifle and one</text:p>
      <text:p text:style-name="P1">for the grenade launcher, of course). So I just had</text:p>
      <text:p text:style-name="P1">to try it already so I started in a multiplayer</text:p>
      <text:p text:style-name="P1">of Alien Vs. Predator 2, but then I realized I</text:p>
      <text:p text:style-name="P1">just have to practice in single player to get </text:p>
      <text:p text:style-name="P1">accustomed for it first, so I finished up</text:p>
      <text:p text:style-name="P1">Prey (Cherokee difficulty), then Quake IV in</text:p>
      <text:p text:style-name="P1">hard difficulty, not yet finished in the time of writing</text:p>
      <text:p text:style-name="P1">those lines...</text:p>
      <text:p text:style-name="P1"><text:s text:c="5"/>Sake just popped up from somewhere after a slight noise</text:p>
      <text:p text:style-name="P1">was heard, hopefully he caused no damage whatsoever,</text:p>
      <text:p text:style-name="P1">Where's the other cat...?</text:p>
      <text:p text:style-name="P1"><text:s text:c="6"/>A statue of two people connected in the shape of 8,</text:p>
      <text:p text:style-name="P1">interesting, could it have more than the obvious meaning?</text:p>
      <text:p text:style-name="P1"><text:s text:c="5"/>I probably mentioned it already, but can't the bloody </text:p>
      <text:p text:style-name="P1">GPS have a “hold” button.</text:p>
      <text:p text:style-name="P1"/>
      <text:p text:style-name="P1">The “Hold” Button</text:p>
      <text:p text:style-name="P1"/>
      <text:p text:style-name="P1">Imagine that you could attach a “hold” button to anything,</text:p>
      <text:p text:style-name="P1">instead of congratulating your little brother or sister </text:p>
      <text:p text:style-name="P1">with STFU Asshat, just put them on hold, instead of</text:p>
      <text:p text:style-name="P1">deteriorating to violent measures.</text:p>
      <text:p text:style-name="P1"><text:s text:c="5"/>I guess the Coyote would want such a button for</text:p>
      <text:p text:style-name="P1">the Road Runner.</text:p>
      <text:p text:style-name="P1"><text:s text:c="5"/>I must have a hold button, cause my life must be on hold.</text:p>
      <text:p text:style-name="P1"/>
      <text:p text:style-name="P1">Free Writing</text:p>
      <text:p text:style-name="P1"/>
      <text:p text:style-name="P1">I'm so out of shape, the misshapen,</text:p>
      <text:p text:style-name="P1">they should have called me,</text:p>
      <text:p text:style-name="P1">once again I chose to be a fallen angel,</text:p>
      <text:p text:style-name="P1">My wings were based on two folds of white cloth</text:p>
      <text:p text:style-name="P1">that I sprayed upon with black colour spray</text:p>
      <text:p text:style-name="P1">to draw feather-like shapes. A buddy of mine</text:p>
      <text:p text:style-name="P1">accidentally slipped over the cloth of them, but</text:p>
      <text:p text:style-name="P1">during the heat of the battle I continued to</text:p>
      <text:p text:style-name="P1">fight. That certain buddy – a.k.a Shlitz (or more</text:p>
      <text:p text:style-name="P1">commonly known as Sagie Moskovich) claimed that I</text:p>
      <text:p text:style-name="P1">was getting hit in the back something like 70,000</text:p>
      <text:p text:style-name="P1">times, and I probably haven't felt a thing because</text:p>
      <text:p text:style-name="P1">I was hit in the wings or their carrier (the infra</text:p>
      <text:p text:style-name="P1">structure or chassis is wooden, I forgot to mention)</text:p>
      <text:p text:style-name="P1">but every time that my hit count reached 3,</text:p>
      <text:p text:style-name="P1">corresponding to the number of hit points that</text:p>
      <text:p text:style-name="P1">I had, I fell down dead, and I tried to make voices</text:p>
      <text:p text:style-name="P1">of grass like a RD&amp;D player with 8 years of experience</text:p>
      <text:p text:style-name="P1">in the realm...</text:p>
      <text:p text:style-name="P1"><text:s text:c="6"/>The entire session was my own idea for the visit</text:p>
      <text:p text:style-name="P1">of my good friend Mattan David a.k.a “The Chief”.</text:p>
      <text:p text:style-name="P1">It was with him we started to organize sessions,</text:p>
      <text:p text:style-name="P1">though when I was drafted it was quite over for</text:p>
      <text:p text:style-name="P1">me as an organizer (Saga 7 excluded), just an NPC from</text:p>
      <text:p text:style-name="P1">time to time, an NPC – Non Playable Character, a character</text:p>
      <text:p text:style-name="P1">that is limited by the story line which is quite cool</text:p>
      <text:p text:style-name="P1">if you're an active kind of NPC, instead of a stationary one...</text:p>
      <text:p text:style-name="P1"><text:s text:c="5"/>I need a square notebook so my hand writing will be more</text:p>
      <text:p text:style-name="P1">effective than with a line notebook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uplehood</text:p>
      <text:p text:style-name="P1"/>
      <text:p text:style-name="P1">It's like a Möbius ring,</text:p>
      <text:p text:style-name="P1">without an end or beginning,</text:p>
      <text:p text:style-name="P1">A medias res,</text:p>
      <text:p text:style-name="P1">Asymmetrically flawless,</text:p>
      <text:p text:style-name="P1">One side cannot get to the other,</text:p>
      <text:p text:style-name="P1">both sides joined as a cluster,</text:p>
      <text:p text:style-name="P1">All the roads lead to Rome,</text:p>
      <text:p text:style-name="P1">Who'll be victorious in the dome?</text:p>
      <text:p text:style-name="P1">Lone wolves are out from the ring</text:p>
      <text:p text:style-name="P1">searching for the one to rule them all...</text:p>
      <text:p text:style-name="P1"/>
      <text:p text:style-name="P1">Home Work</text:p>
      <text:p text:style-name="P1"/>
      <text:p text:style-name="P1">Childhood</text:p>
      <text:p text:style-name="P1"/>
      <text:p text:style-name="P1">My clay ghost house was to shatter,</text:p>
      <text:p text:style-name="P1">When it was accidentally was pushed from a loudspeaker</text:p>
      <text:p text:style-name="P1">connected to a sound blaster,</text:p>
      <text:p text:style-name="P1">I built it from scratch,</text:p>
      <text:p text:style-name="P1">without anything to snatch,</text:p>
      <text:p text:style-name="P1">First I joined four squares to be a floor,</text:p>
      <text:p text:style-name="P1">then I added the inner walls, each indented with a door,</text:p>
      <text:p text:style-name="P1">Then some cobwebs in the corner with a skull,</text:p>
      <text:p text:style-name="P1">in a bathtub floated a body with a knife in its hull</text:p>
      <text:p text:style-name="P1">Then the outer walls were added, and a second floor,</text:p>
      <text:p text:style-name="P1">I don't remember what it contained but probably dismembered body parts,</text:p>
      <text:p text:style-name="P1">There were two bathrooms, one in each storey,</text:p>
      <text:p text:style-name="P1">The cubic shape was covered in grey, black &amp; red now it's only a memory</text:p>
      <text:p text:style-name="P1">for ever more...</text:p>
      <text:p text:style-name="P1"/>
      <text:p text:style-name="P1">Smell</text:p>
      <text:p text:style-name="P1"/>
      <text:p text:style-name="P1">Blizzard entertainment advised in Warcraft 2:</text:p>
      <text:p text:style-name="P1">"Don't pet a burning dog”,</text:p>
      <text:p text:style-name="P1">A good advice if you ask me and I'll tell you too</text:p>
      <text:p text:style-name="P1">that if a cur is puffing red</text:p>
      <text:p text:style-name="P1">and smell like lava and brimstone,</text:p>
      <text:p text:style-name="P1">then you should be proud,</text:p>
      <text:p text:style-name="P1">you found yourself a hellhound,</text:p>
      <text:p text:style-name="P1">carefully tread backwards</text:p>
      <text:p text:style-name="P1">unless you got a shotgun</text:p>
      <text:p text:style-name="P1">two direct hits from zero range</text:p>
      <text:p text:style-name="P1">a point blank with him exchange</text:p>
      <text:p text:style-name="P1">The smell of victory shall now arise</text:p>
      <text:p text:style-name="P1">before the stench of the next hellhound will thou surprise...</text:p>
      <text:p text:style-name="P1"/>
      <text:p text:style-name="P1"/>
      <text:p text:style-name="P1"/>
      <text:p text:style-name="P1">Free Writing</text:p>
      <text:p text:style-name="P1"/>
      <text:p text:style-name="P1"><text:s text:c="5"/>Damn it with all those stupid white stains,</text:p>
      <text:p text:style-name="P1">I have them on a lot of my clothes, though</text:p>
      <text:p text:style-name="P1">people will think otherwise, it's just one of</text:p>
      <text:p text:style-name="P1">two possibilities, either tooths paste or rather</text:p>
      <text:p text:style-name="P1">it would be a thousand island dressing.</text:p>
      <text:p text:style-name="P1">In each case the fault is all mine for not noticing</text:p>
      <text:p text:style-name="P1">that my hand is full of tooth paste before wiping</text:p>
      <text:p text:style-name="P1">it on my clothes or when I eat, for not being</text:p>
      <text:p text:style-name="P1">careful enough to avoid these unnecessary sheds</text:p>
      <text:p text:style-name="P1">of dressing or sauce or ketchup…</text:p>
      <text:p text:style-name="P1"><text:s text:c="5"/>On the same note I happened to came across</text:p>
      <text:p text:style-name="P1">some really cool soundtrack on an AMV (Anime Music Video)</text:p>
      <text:p text:style-name="P1">consisting of Final Fantasy VII opening remake</text:p>
      <text:p text:style-name="P1">for the playstation III capability test, Final Fantasy VII:</text:p>
      <text:p text:style-name="P1">Advent Children &amp; Final Fantasy VII: Dirge of Cerberus</text:p>
      <text:p text:style-name="P1">the sequel with Vincent Valentine (secret character</text:p>
      <text:p text:style-name="P1">from the first Final Fantasy VII that I never</text:p>
      <text:p text:style-name="P1">managed to find – though I was told he's located</text:p>
      <text:p text:style-name="P1">in Shinra's mansion – the very same that Sephiroth</text:p>
      <text:p text:style-name="P1">set ablaze as he found out he's merely a clone</text:p>
      <text:p text:style-name="P1">of the real Sephiroth). At any rate the soundtrack</text:p>
      <text:p text:style-name="P1">was called Lux Aeterna – taken from the movie</text:p>
      <text:p text:style-name="P1">Requiem for a dream, another movie on drug addicts…</text:p>
      <text:p text:style-name="P1"><text:s text:c="5"/>The opening sequence for Kingdom Hearts III</text:p>
      <text:p text:style-name="P1">seemed quite amazing, surprisingly, might be</text:p>
      <text:p text:style-name="P1">for the playstation II according to the 640X480</text:p>
      <text:p text:style-name="P1">resolution, but I could be mistaken also. This</text:p>
      <text:p text:style-name="P1">AMV had a nice song too called Something (or Sometimes)</text:p>
      <text:p text:style-name="P1">by a band called Disturbed…</text:p>
      <text:p text:style-name="P1"/>
      <text:p text:style-name="P1">Feeling exercise (Frustration)</text:p>
      <text:p text:style-name="P1"/>
      <text:p text:style-name="P1">When you think you're almost through</text:p>
      <text:p text:style-name="P1">But then you find out there's more than few,</text:p>
      <text:p text:style-name="P1">It happens when you think you know the solution</text:p>
      <text:p text:style-name="P1">But then again you're way far from the resolution,</text:p>
      <text:p text:style-name="P1">When it's like you're almost done,</text:p>
      <text:p text:style-name="P1">There's a restart and you have to take another run,</text:p>
      <text:p text:style-name="P1">When it's almost over,</text:p>
      <text:p text:style-name="P1">You find yourself over, the edge</text:p>
      <text:p text:style-name="P1"><text:tab/><text:tab/><text:tab/><text:tab/> <text:s text:c="4"/>god dammit…</text:p>
      <text:p text:style-name="P1"/>
      <text:p text:style-name="P1">Free Writing</text:p>
      <text:p text:style-name="P1"/>
      <text:p text:style-name="P1"><text:s text:c="5"/>My father's lazyness is without limits,</text:p>
      <text:p text:style-name="P1">his office is in the middle of the street,</text:p>
      <text:p text:style-name="P1">his client's company office is on the other side of the same street,</text:p>
      <text:p text:style-name="P1">but no… He wants me to wake up before 2 post meridiem</text:p>
      <text:p text:style-name="P1">to go to his client's company office to pick up</text:p>
      <text:p text:style-name="P1">the fucking accounting material for no particular</text:p>
      <text:p text:style-name="P1">reason whatsoever to prevent him from doing so</text:p>
      <text:p text:style-name="P1">himself…</text:p>
      <text:p text:style-name="P1"><text:s text:c="5"/>He's just seeking the lamest excuses</text:p>
      <text:p text:style-name="P1">to wake me up from my vampiric slumber. It's not like</text:p>
      <text:p text:style-name="P1">he can't walk this far and it would take him</text:p>
      <text:p text:style-name="P1">30 minutes top. Or if he would take up the car</text:p>
      <text:p text:style-name="P1">he can do it in 10 minutes (both ways).</text:p>
      <text:p text:style-name="P1"><text:s text:c="5"/>Maybe he envies me for finding those late hours</text:p>
      <text:p text:style-name="P1">of the night so compelling to stay up this late</text:p>
      <text:p text:style-name="P1">when everybody else are asleep and then I can do</text:p>
      <text:p text:style-name="P1">whatever I want and no one will bother me. Around</text:p>
      <text:p text:style-name="P1">the summer it's more a waste of time to sleep till</text:p>
      <text:p text:style-name="P1">noon, because the heat gets in the middle and</text:p>
      <text:p text:style-name="P1">interfere though the dark hours are still useful</text:p>
      <text:p text:style-name="P1">especially when my little sister(this summer she'll be</text:p>
      <text:p text:style-name="P1">6 years old) is fast asleep when the melatonin protein</text:p>
      <text:p text:style-name="P1">does its magic trick and causes her to be somewhat</text:p>
      <text:p text:style-name="P1">tired – the effect can be sometimes lessened around</text:p>
      <text:p text:style-name="P1">Final Fantasy VII on the playstation I.</text:p>
      <text:p text:style-name="P1"><text:s text:c="5"/>And if anyone should be blamed for my so-called</text:p>
      <text:p text:style-name="P1">lazyness, it would be him, for trying to serve an example</text:p>
      <text:p text:style-name="P1">whenever he could, he came from a house that raised</text:p>
      <text:p text:style-name="P1">him with a silver teaspoon in his mouth…</text:p>
      <text:p text:style-name="P1"/>
      <text:p text:style-name="P1">7<text:span text:style-name="T1">th</text:span> sins (wrath)</text:p>
      <text:p text:style-name="P1"/>
      <text:p text:style-name="P1">If there's a sin I should be hanged for,</text:p>
      <text:p text:style-name="P1">it would be internal wrath that is not accounted for</text:p>
      <text:p text:style-name="P1">my bad days are manifesting themselves in my writing</text:p>
      <text:p text:style-name="P1">The good ones are dwindling and won't stop dying</text:p>
      <text:p text:style-name="P1">four and a half years without a muse,</text:p>
      <text:p text:style-name="P1">The positive brain washing project was out of ruse,</text:p>
      <text:p text:style-name="P1">I should go through it all again</text:p>
      <text:p text:style-name="P1">though military life now would be a pain</text:p>
      <text:p text:style-name="P1">without further strain,</text:p>
      <text:p text:style-name="P1">all my efforts were in vain,</text:p>
      <text:p text:style-name="P1">my poetry is going down the drain,</text:p>
      <text:p text:style-name="P1">A light in the end of my tunnel, hopefully it's a train…</text:p>
      <text:p text:style-name="P1"/>
      <text:p text:style-name="P1">An unofficial declaration</text:p>
      <text:p text:style-name="P1"/>
      <text:p text:style-name="P1">The Doron Volkovich that you think you know was never there.</text:p>
      <text:p text:style-name="P1">In each mechanism he is put through he acts differently,</text:p>
      <text:p text:style-name="P1">he disappears in a large crowd,</text:p>
      <text:p text:style-name="P1">unless it's RD&amp;D, you wouldn't miss him there in his</text:p>
      <text:p text:style-name="P1">winged form, carrying the name of Fei-Dastan,</text:p>
      <text:p text:style-name="P1">or the elven prophet Kor Lortar…</text:p>
      <text:p text:style-name="P1"><text:s/>He is to care about good grades,</text:p>
      <text:p text:style-name="P1">DaVe doesn't care about good grades or grades at all, for that matter</text:p>
      <text:p text:style-name="P1">He has to behave nicely and politely to everyone,</text:p>
      <text:p text:style-name="P1">DaVe will use the Katana to slice you down if you don't follow his lead,</text:p>
      <text:p text:style-name="P1">He seeks out logic and the next bus stop,</text:p>
      <text:p text:style-name="P1">DaVe would create in his mind what reality lacks in defining…</text:p>
      <text:p text:style-name="P1"/>
      <text:p text:style-name="P1">Free Writing</text:p>
      <text:p text:style-name="P1"/>
      <text:p text:style-name="P1">The atmosphere is slightly different today at Bograshov 31,</text:p>
      <text:p text:style-name="P1">I never thought that the combination of a coffee house with</text:p>
      <text:p text:style-name="P1">a publishing house would look so natural. The wine was a</text:p>
      <text:p text:style-name="P1">bit unnecessary, that word escapes me but I'll slaughter it</text:p>
      <text:p text:style-name="P1">by usage when I'll find it, it has the same meaning like </text:p>
      <text:p text:style-name="P1">unnecessary or disposable – same meaning but maybe it was</text:p>
      <text:p text:style-name="P1">expandable, it should appear in Quake I or Quake II,</text:p>
      <text:p text:style-name="P1">there I learnt its current meaning, was it really</text:p>
      <text:p text:style-name="P1">expandable? I'll keep doubting till I'll find the right</text:p>
      <text:p text:style-name="P1">word if it ain't this one. The thing is that it sounds</text:p>
      <text:p text:style-name="P1">slightly like it could have a very different meaning</text:p>
      <text:p text:style-name="P1">altogether…</text:p>
      <text:p text:style-name="P1">Sorry for this stupid blubber, it's probably this</text:p>
      <text:p text:style-name="P1">music that I haven't heard such for years.</text:p>
      <text:p text:style-name="P1"/>
      <text:p text:style-name="P1">Street scanning</text:p>
      <text:p text:style-name="P1"/>
      <text:p text:style-name="P1">Blinking yellow traffic lights,</text:p>
      <text:p text:style-name="P1">Why can't they have a backup of parallel circuitry,</text:p>
      <text:p text:style-name="P1">Some blonde broad parked her car on the sidewalk</text:p>
      <text:p text:style-name="P1">with the help of two guys of course, I was one of them,</text:p>
      <text:p text:style-name="P1">my life was on the red/white lines and when her car</text:p>
      <text:p text:style-name="P1">is towed away she'll think me as an accomplice.</text:p>
      <text:p text:style-name="P1">This stupid mundane life is barely interrupted</text:p>
      <text:p text:style-name="P1">when a bunch of yahoos scan the street with their</text:p>
      <text:p text:style-name="P1">notebooks and pens trying to contrive some </text:p>
      <text:p text:style-name="P1">wicked essence in this non-sense, no rhymes today</text:p>
      <text:p text:style-name="P1">for Sonja peace of mind…</text:p>
      <text:p text:style-name="P1"/>
      <text:p text:style-name="P1">Free writing</text:p>
      <text:p text:style-name="P1"/>
      <text:p text:style-name="P1"><text:s text:c="5"/>I hate the notion of unaware plagiarism,</text:p>
      <text:p text:style-name="P1">like in "Gladiator" they stole me of the</text:p>
      <text:p text:style-name="P1">name "Valerious", derived clearly from the word</text:p>
      <text:p text:style-name="P1">Valour (without the u in American transcript) </text:p>
      <text:p text:style-name="P1">They also kind of replicated some of the scenes </text:p>
      <text:p text:style-name="P1">in my mind in the Hollywood version of </text:p>
      <text:p text:style-name="P1">"Starship Troopers" directed by Paul Verhooven, inspired</text:p>
      <text:p text:style-name="P1">by a novel with the same name by Robert</text:p>
      <text:p text:style-name="P1">Heinlein. The CGI (Computer Generated Image)</text:p>
      <text:p text:style-name="P1">show of it was much more according to the novel</text:p>
      <text:p text:style-name="P1">as some friends of mine that read the </text:p>
      <text:p text:style-name="P1">book have told me of what really happens</text:p>
      <text:p text:style-name="P1">there.</text:p>
      <text:p text:style-name="P1"><text:s text:c="5"/>This damn handwriting of mine is constantly</text:p>
      <text:p text:style-name="P1">deteriorating and not only because my mind</text:p>
      <text:p text:style-name="P1">skips a letter or two as the mind is much more</text:p>
      <text:p text:style-name="P1">quicker than it gets credit for.</text:p>
      <text:p text:style-name="P1"><text:s text:c="5"/>They left the cork screw near me, a</text:p>
      <text:p text:style-name="P1">most horrible mistake, they'll have to learn</text:p>
      <text:p text:style-name="P1">it the hard way.</text:p>
      <text:p text:style-name="P1">Staring game</text:p>
      <text:p text:style-name="P1"/>
      <text:p text:style-name="P1">Since boot camp I don't recall staring at a guy for so long,</text:p>
      <text:p text:style-name="P1">and it was mainly the commanders I wanted to kill.</text:p>
      <text:p text:style-name="P1">My sergeant once was on my crosshairs and I wanted to pull </text:p>
      <text:p text:style-name="P1">the trigger (even though the Galil was unloaded without</text:p>
      <text:p text:style-name="P1">the magazine inserted) but he was a cruel bastard.</text:p>
      <text:p text:style-name="P1">Sometimes I still run this game on the bus, looking at </text:p>
      <text:p text:style-name="P1">another in the eyes to see who will forfeit first.</text:p>
      <text:p text:style-name="P1">Most people don't realize they're inside the game until</text:p>
      <text:p text:style-name="P1">it's too late. They're just noobs to be pawned by,</text:p>
      <text:p text:style-name="P1">All your base are belong to us…</text:p>
      <text:p text:style-name="P1"/>
      <text:p text:style-name="P1">Outer viewpoint</text:p>
      <text:p text:style-name="P1"/>
      <text:p text:style-name="P1"><text:s text:c="5"/>First things first, we need to cancel the </text:p>
      <text:p text:style-name="P1">summer in Israel, or build a cool dome that will </text:p>
      <text:p text:style-name="P1">block the UVA+UVB harmful rays and the IR beams that </text:p>
      <text:p text:style-name="P1">will cause the green house effect inside the dome. Afterwards </text:p>
      <text:p text:style-name="P1">project mayhem can commence, paint all the pedestrian sidewalk </text:p>
      <text:p text:style-name="P1">in grey, no more blue-white or red-white, just grey, </text:p>
      <text:p text:style-name="P1">then let's see those municipal bastards try to rob us of <text:s/></text:p>
      <text:p text:style-name="P1">our hard work gained money of us.</text:p>
      <text:p text:style-name="P1"/>
      <text:p text:style-name="P1">Inner viewpoint</text:p>
      <text:p text:style-name="P1"/>
      <text:p text:style-name="P1"><text:s text:c="6"/>Secondly we must find the blue quantum ship, that disappeared</text:p>
      <text:p text:style-name="P1">probably while the acid rain dropped diagonally to the ground,</text:p>
      <text:p text:style-name="P1">which will allow for a detection of the dual necked giraffe.</text:p>
      <text:p text:style-name="P1">She would disable the climbing ability of the cactuar vine so it</text:p>
      <text:p text:style-name="P1">would be edible by the 16 guts camel with the 6-7 humps, which</text:p>
      <text:p text:style-name="P1">could serve as a ship to cross the desert in our search for </text:p>
      <text:p text:style-name="P1">the 43 snorkelled whale with five legs (the fifth is slowly</text:p>
      <text:p text:style-name="P1">but surely disappear soon, the one in its tail.</text:p>
      <text:p text:style-name="P1"/>
      <text:p text:style-name="P1">Free Writing</text:p>
      <text:p text:style-name="P1"/>
      <text:p text:style-name="P1"><text:s text:c="5"/>My second G-Shock was received today, the former one</text:p>
      <text:p text:style-name="P1">lasted merely seven years (almost) and now it's too deformed</text:p>
      <text:p text:style-name="P1">to be fixed again. My brother bought it to me</text:p>
      <text:p text:style-name="P1">on august 2000 before my trip to Ireland in</text:p>
      <text:p text:style-name="P1">september 13, 2000 till October 2, 2000. It was</text:p>
      <text:p text:style-name="P1">particularly useful during boot-camp, especially</text:p>
      <text:p text:style-name="P1">for me who used to fall to the ground by the</text:p>
      <text:p text:style-name="P1">evil sarge over &amp; over again...</text:p>
      <text:p text:style-name="P1"><text:s text:c="5"/>The second one taken on July 1<text:span text:style-name="T1">st</text:span> 2007</text:p>
      <text:p text:style-name="P1">will hopefully last as much as the first one if</text:p>
      <text:p text:style-name="P1">not even more. Basically those watches calendar</text:p>
      <text:p text:style-name="P1">can work till 31 od december 2039 (more or less).</text:p>
      <text:p text:style-name="P1">I truly hope mine will prove it...</text:p>
      <text:p text:style-name="P1"><text:s text:c="5"/>I'm keeping still the former one which its</text:p>
      <text:p text:style-name="P1">analog device still functions properly. A watch</text:p>
      <text:p text:style-name="P1">on each hand, whose here is the test subject:</text:p>
      <text:p text:style-name="P1">society or myself, I had always been an</text:p>
      <text:p text:style-name="P1">outcast, something as trivial as that won't</text:p>
      <text:p text:style-name="P1">matter, right...?</text:p>
      <text:p text:style-name="P1"/>
      <text:p text:style-name="P1">Object Exercise</text:p>
      <text:p text:style-name="P1"/>
      <text:p text:style-name="P1">My object holds the forth dimension of this so</text:p>
      <text:p text:style-name="P1">called universe, though continuity doesn't necessarily</text:p>
      <text:p text:style-name="P1">grasp it as much. With a most luminous light it</text:p>
      <text:p text:style-name="P1">can radiate on the degradation of the more</text:p>
      <text:p text:style-name="P1">beautiful gender. Its cycle is ever repetitive, yet</text:p>
      <text:p text:style-name="P1">it never complains. If everybody were as that</text:p>
      <text:p text:style-name="P1">much accurate, we would have lived in a boring</text:p>
      <text:p text:style-name="P1">universe, ain't that so...?</text:p>
      <text:p text:style-name="P1"/>
      <text:p text:style-name="P1">2<text:span text:style-name="T1">nd</text:span> object exercise</text:p>
      <text:p text:style-name="P1"/>
      <text:p text:style-name="P1">An Indian totem of what would appear to be some</text:p>
      <text:p text:style-name="P1">kind of an Egyptian deity. Its elastic band with a grip</text:p>
      <text:p text:style-name="P1">would suggest it might be a slingshot or some weird</text:p>
      <text:p text:style-name="P1">medieval torture device for dwarves or children.</text:p>
      <text:p text:style-name="P1">"Did you have bad dreams again, wait till you sleep</text:p>
      <text:p text:style-name="P1">with my latest invention, than we'll see if you dare</text:p>
      <text:p text:style-name="P1">to complain again...”</text:p>
      <text:p text:style-name="P1">"No!!!”</text:p>
      <text:p text:style-name="P1"/>
      <text:p text:style-name="P1">Spontaneous annoying alarm exercise</text:p>
      <text:p text:style-name="P1"/>
      <text:p text:style-name="P1">"They'll never shut me down, they'll never shut me</text:p>
      <text:p text:style-name="P1">down...”</text:p>
      <text:p text:style-name="P1">This god-damn alarm had to shut up when I</text:p>
      <text:p text:style-name="P1">have thought of this greatdubbing but then the</text:p>
      <text:p text:style-name="P1">sirens of the cops pretending to give a damn about</text:p>
      <text:p text:style-name="P1">the situation wound up and disappeared again...</text:p>
      <text:p text:style-name="P1">Stupid active ignorance exercise....</text:p>
      <text:p text:style-name="P1"/>
      <text:p text:style-name="P1">Free Writing</text:p>
      <text:p text:style-name="P1"/>
      <text:p text:style-name="P1">Why can't we trust the little gizmos in</text:p>
      <text:p text:style-name="P1">life to work like they should. I blame</text:p>
      <text:p text:style-name="P1">Microsoft, off-course. The FSF (Free Software</text:p>
      <text:p text:style-name="P1">Foundation) will be our open-source of light</text:p>
      <text:p text:style-name="P1">and perdition. It has to change its course</text:p>
      <text:p text:style-name="P1">of thinking into free beer style rather then</text:p>
      <text:p text:style-name="P1">free speech, because if we put our life at</text:p>
      <text:p text:style-name="P1">the stake, an unstable Microsoft system</text:p>
      <text:p text:style-name="P1">will lead us to our damnation, while GNU/Linux</text:p>
      <text:p text:style-name="P1">stability will have more chance for redemption.</text:p>
      <text:p text:style-name="P1">Sourceforge.net for the win...</text:p>
      <text:p text:style-name="P1"><text:s text:c="5"/>The “Smoking kills” isn't proof enough for those</text:p>
      <text:p text:style-name="P1">damn smokers. Maybe they should write</text:p>
      <text:p text:style-name="P1">a warning as follows: “So what if you'll</text:p>
      <text:p text:style-name="P1">die of lung cancer in 20 years time, look</text:p>
      <text:p text:style-name="P1">how cool am I now, right...” puffing a kidney</text:p>
      <text:p text:style-name="P1">out...</text:p>
      <text:p text:style-name="P1"><text:s text:c="4"/>or “The amount of tar in your lungs might</text:p>
      <text:p text:style-name="P1">mean you have oil deposits inside you, bring</text:p>
      <text:p text:style-name="P1">on the driller, lads.”</text:p>
      <text:p text:style-name="P1"/>
      <text:p text:style-name="P1">Crying woman exercise</text:p>
      <text:p text:style-name="P1"/>
      <text:p text:style-name="P1">Everything was perfect, all was well,</text:p>
      <text:p text:style-name="P1">Afterwards I realized I'm going through hell.</text:p>
      <text:p text:style-name="P1">I was invaded, mutilated and desecrated,</text:p>
      <text:p text:style-name="P1">this god damn swine with the weird accent</text:p>
      <text:p text:style-name="P1">forgot elementary manners or simply m consent...</text:p>
      <text:p text:style-name="P1">My soul is shattered,</text:p>
      <text:p text:style-name="P1">I'll kill the bastard.</text:p>
      <text:p text:style-name="P1"/>
      <text:p text:style-name="P1">Free Writing</text:p>
      <text:p text:style-name="P1"/>
      <text:p text:style-name="P1">RaVe bought another copy of ROC (Warcraft</text:p>
      <text:p text:style-name="P1">III – Reign Of Chaos) and another Frozen (Warcraft</text:p>
      <text:p text:style-name="P1">III – The Frozen Throne). His older copies must be</text:p>
      <text:p text:style-name="P1">at either Yisgav or Nadav, Scavengers, bloody</text:p>
      <text:p text:style-name="P1">scavengers, black holes – they take but they don't</text:p>
      <text:p text:style-name="P1">bring back stuff, mainly D&amp;D oriented. It's a</text:p>
      <text:p text:style-name="P1">good thing he's back into RTS (Real Time Strategy)</text:p>
      <text:p text:style-name="P1">rather than an MMORPG (Massively Multyplayer Online</text:p>
      <text:p text:style-name="P1">Role Playing Game) such as WoW (World of Warcraft)</text:p>
      <text:p text:style-name="P1">or DAOC (Dark Age Of Camelot). And they said in </text:p>
      <text:p text:style-name="P1">Transformers (2007) movie “Try to keep up with</text:p>
      <text:p text:style-name="P1">the acronyms”... right... My name is LOTA,</text:p>
      <text:p text:style-name="P1">Lord Of The Acronyms, bow down and praise</text:p>
      <text:p text:style-name="P1">me...</text:p>
      <text:p text:style-name="P1">I'm still managing to keep the children</text:p>
      <text:p text:style-name="P1">theatrically fighting in their RD&amp;D sessions.</text:p>
      <text:p text:style-name="P1">No one was seriously injured yet, just flesh</text:p>
      <text:p text:style-name="P1">wounds, I hope we stay like this...</text:p>
      <text:p text:style-name="P1"/>
      <text:p text:style-name="P1">mysterious card exercise (by Morani Kornberg)</text:p>
      <text:p text:style-name="P1"/>
      <text:p text:style-name="P1">A rapier is engulfed by a snake and a pierced heart</text:p>
      <text:p text:style-name="P1">somehow reminds me of myself a year and a half ago.</text:p>
      <text:p text:style-name="P1">I roamed the streets of Tel-Aviv</text:p>
      <text:p text:style-name="P1">accompanied by a Greek goddess</text:p>
      <text:p text:style-name="P1">in a red dress.</text:p>
      <text:p text:style-name="P1">At the time I hadn't realized </text:p>
      <text:p text:style-name="P1">the venom brewing in her soul.</text:p>
      <text:p text:style-name="P1">She could have been mine.</text:p>
      <text:p text:style-name="P1">She Should have been mine.</text:p>
      <text:p text:style-name="P1">But, she wouldn't be mine,</text:p>
      <text:p text:style-name="P1">Damn it, how I craved for her.</text:p>
      <text:p text:style-name="P1">I had lost half my soul for her.</text:p>
      <text:p text:style-name="P1">Her entrapment has begun to shatter</text:p>
      <text:p text:style-name="P1">but relatively it is still intact.</text:p>
      <text:p text:style-name="P1">Forever she'll be mine, forever &amp; never.</text:p>
      <text:p text:style-name="P1"/>
      <text:p text:style-name="P1">W j n o h a e t e g (Gil Rechtman exercise)</text:p>
      <text:p text:style-name="P1"/>
      <text:p text:style-name="P1">hate, get, hot, Goth, jog, John, what</text:p>
      <text:p text:style-name="P1"/>
      <text:p text:style-name="P1">John really get hot from a jog</text:p>
      <text:p text:style-name="P1">down the park with his puny chiwawa dog</text:p>
      <text:p text:style-name="P1">What Goth respecting himself would have</text:p>
      <text:p text:style-name="P1">such a miserable looking dog.</text:p>
      <text:p text:style-name="P1">This is an outrage for him, he</text:p>
      <text:p text:style-name="P1">wanted a German shepherd at least,</text:p>
      <text:p text:style-name="P1">something that can devour men when </text:p>
      <text:p text:style-name="P1">ordered to, and not the other</text:p>
      <text:p text:style-name="P1">way around, though only Chinese people</text:p>
      <text:p text:style-name="P1">will be satisfied with dog meat.</text:p>
      <text:p text:style-name="P1">Those damn Chinese eat anything that is mobile.</text:p>
      <text:p text:style-name="P1">John hates that notion too.</text:p>
      <text:p text:style-name="P1">John would like to skin them alive</text:p>
      <text:p text:style-name="P1">to stop the illegal fur industry.</text:p>
      <text:p text:style-name="P1"/>
      <text:p text:style-name="P1">Free writing</text:p>
      <text:p text:style-name="P1"/>
      <text:p text:style-name="P1">Those wretched kids from the kaytana</text:p>
      <text:p text:style-name="P1">four more sessions this week and I'm not</text:p>
      <text:p text:style-name="P1">in the mood, at least for the groups of </text:p>
      <text:p text:style-name="P1">Tuesday and Thursday. Monday and Wednesday</text:p>
      <text:p text:style-name="P1">should be fine, I think. At least supposedly</text:p>
      <text:p text:style-name="P1">my health should not choose to fail me.</text:p>
      <text:p text:style-name="P1">Hopefully the car will not fail me also</text:p>
      <text:p text:style-name="P1">in her deteriorated state.</text:p>
      <text:p text:style-name="P1"><text:s text:c="4"/>The ginger cat of Moran had decided</text:p>
      <text:p text:style-name="P1">to eat my backpack and he gave me a </text:p>
      <text:p text:style-name="P1">warning bite for being so impudent as to</text:p>
      <text:p text:style-name="P1">halt his attack. Afterwards he showed</text:p>
      <text:p text:style-name="P1"><text:s/>a degree of interest in my pen and</text:p>
      <text:p text:style-name="P1">later at my new shoes.</text:p>
      <text:p text:style-name="P1"><text:s text:c="6"/>I forgot to bring the WAAY again (WAAY = Writers</text:p>
      <text:p text:style-name="P1">And Artists Yearbook 2007), yep again.</text:p>
      <text:p text:style-name="P1"/>
      <text:p text:style-name="P1">Sonya's exercise</text:p>
      <text:p text:style-name="P1"/>
      <text:p text:style-name="P1">If I would do alcohol,</text:p>
      <text:p text:style-name="P1">which I don't,</text:p>
      <text:p text:style-name="P1">they could probably have</text:p>
      <text:p text:style-name="P1">extracted this phrases out of me</text:p>
      <text:p text:style-name="P1">for a budweiser commercial</text:p>
      <text:p text:style-name="P1">"You cannot die an old maid”</text:p>
      <text:p text:style-name="P1">or</text:p>
      <text:p text:style-name="P1">"I have no intention, chancellor. I shall die a bachlore!”</text:p>
      <text:p text:style-name="P1">true, true...</text:p>
      <text:p text:style-name="P1"/>
      <text:p text:style-name="P1">Free writing</text:p>
      <text:p text:style-name="P1">I need to have more motivation</text:p>
      <text:p text:style-name="P1">to pass my free writing and</text:p>
      <text:p text:style-name="P1">whatever I do write at the CWW</text:p>
      <text:p text:style-name="P1">into the CWW output file. Not that</text:p>
      <text:p text:style-name="P1">I change much, even the line breaks are</text:p>
      <text:p text:style-name="P1">carefully copied into the file, preferably in the </text:p>
      <text:p text:style-name="P1">OpenOffice.org format since it's not the one the</text:p>
      <text:p text:style-name="P1">abominable microsoft created, which almost caused me</text:p>
      <text:p text:style-name="P1">to give up my science fiction novel at the time. I</text:p>
      <text:p text:style-name="P1">temporarily gave up on the matter approximately 10 years </text:p>
      <text:p text:style-name="P1">ago for other reasons, too many versions of the file,</text:p>
      <text:p text:style-name="P1">too childish plot and Paul Verhooven's cave scene in</text:p>
      <text:p text:style-name="P1">Starship Troopers. He'll pay for this one day.</text:p>
      <text:p text:style-name="P1">Cats seem to come in pairs, always two cats at least,</text:p>
      <text:p text:style-name="P1">in Dara's place, in Morani's place, Sonya's place</text:p>
      <text:p text:style-name="P1">only Avshi had only a semi pair. At the time of writing</text:p>
      <text:p text:style-name="P1">these very lines the cats did not shown interest in my</text:p>
      <text:p text:style-name="P1">poor backpack. Only one more day at the kaytana.</text:p>
      <text:p text:style-name="P1"/>
      <text:p text:style-name="P1">"Hans must be the reincarnation of Puritarus, Fei-Dastan.”</text:p>
      <text:p text:style-name="P1">"Whatever causes you to to think that way, Leiroc?”</text:p>
      <text:p text:style-name="P1">"His confabulation of the dream. The sunken phoenix,</text:p>
      <text:p text:style-name="P1">the fallen angel descending from the walls, the elves secretly</text:p>
      <text:p text:style-name="P1">walking in human ranks nowadays.”</text:p>
      <text:p text:style-name="P1">"Also devils and guardian arch angels, yes it could complete</text:p>
      <text:p text:style-name="P1">the puzzle. At the same time he could very well be your twin sister?”</text:p>
      <text:p text:style-name="P1"/>
      <text:p text:style-name="P1">In order to exist as a side stream phenomena,</text:p>
      <text:p text:style-name="P1">the main stream must be established.</text:p>
      <text:p text:style-name="P1">If a chocolate cake would be our mainstream</text:p>
      <text:p text:style-name="P1">nothing could go astray than a marshmallow fluff,</text:p>
      <text:p text:style-name="P1">right? Then again a mango beverage amongst diet</text:p>
      <text:p text:style-name="P1">something and alcohol would shine like the holy grail</text:p>
      <text:p text:style-name="P1">should the mango become extinct would it give </text:p>
      <text:p text:style-name="P1">further precedence to the nestea and his affiliates</text:p>
      <text:p text:style-name="P1">on my beverage killboard...? The heat is killing </text:p>
      <text:p text:style-name="P1">my brain cells recently... I have the cork screw</text:p>
      <text:p text:style-name="P1">again at my disposal, next stop, world domination...</text:p>
      <text:p text:style-name="P1"/>
      <text:p text:style-name="P1">Free writing</text:p>
      <text:p text:style-name="P1"/>
      <text:p text:style-name="P1">What is the essence of this free writing all about,</text:p>
      <text:p text:style-name="P1">good writing should come from more spontaneous</text:p>
      <text:p text:style-name="P1">writing, rather than captivity, I mean forced </text:p>
      <text:p text:style-name="P1">writing, isn't it... Never mind that, today</text:p>
      <text:p text:style-name="P1">they'll have a taste of my worst writing</text:p>
      <text:p text:style-name="P1">ever, so they'll know that from this point</text:p>
      <text:p text:style-name="P1">forward it could get only better, like</text:p>
      <text:p text:style-name="P1">that song of the nice Afro-American lady,</text:p>
      <text:p text:style-name="P1">"It can only get better... X2” The diet sprite</text:p>
      <text:p text:style-name="P1">is winking to me today, but then again it is</text:p>
      <text:p text:style-name="P1">diet with all those unhealthy ingredients in it.</text:p>
      <text:p text:style-name="P1">Diet sprite might be the least worse of the diet</text:p>
      <text:p text:style-name="P1">family in terms of taste but the real one must be slightly better.</text:p>
      <text:p text:style-name="P1">Like an aftershock effect, it's only in the </text:p>
      <text:p text:style-name="P1">aftermath of its taste, you can feel the diet ingredients</text:p>
      <text:p text:style-name="P1">recoil and resurface on the tip of your tongue. Must be</text:p>
      <text:p text:style-name="P1">a reincarnation of old evil, even ancient one.</text:p>
      <text:p text:style-name="P1"/>
      <text:p text:style-name="P1">Avshi exercise</text:p>
      <text:p text:style-name="P1"/>
      <text:p text:style-name="P1">Ramat Hasharon notes</text:p>
      <text:list text:style-name="L1">
        <text:list-item>
          <text:p text:style-name="P5">I call my brother and tell</text:p>
          <text:p text:style-name="P5">him and his friend to be </text:p>
          <text:p text:style-name="P5">down in 2 minutes for</text:p>
          <text:p text:style-name="P5">pick up on the way to Rush Hour 3</text:p>
          <text:p text:style-name="P5">After seven minutes they show up</text:p>
          <text:p text:style-name="P5">and wreck an inner drawer in my car.</text:p>
        </text:list-item>
        <text:list-item>
          <text:p text:style-name="P5">When I wait for the 24line</text:p>
          <text:p text:style-name="P5">bus from the university, people</text:p>
          <text:p text:style-name="P5">always come to ask me if that</text:p>
          <text:p text:style-name="P5">bus has been already at the station.</text:p>
          <text:p text:style-name="P5">Stupid pessimists, there is always another bus, Always!!</text:p>
        </text:list-item>
      </text:list>
      <text:p text:style-name="P1"/>
      <text:p text:style-name="P1">Free writing</text:p>
      <text:p text:style-name="P1"/>
      <text:p text:style-name="P1">Couldn't I be more careful treading backwards</text:p>
      <text:p text:style-name="P1">and knocking down Debra's roommate DVD player...</text:p>
      <text:p text:style-name="P1">I thought I managed to cut down these kind</text:p>
      <text:p text:style-name="P1">of mistakes... I think she liked my imitation</text:p>
      <text:p text:style-name="P1">of “Do you like dags”...”Oh, you mean dogs,</text:p>
      <text:p text:style-name="P1">sure I like dogs” from snatch, or better off</text:p>
      <text:p text:style-name="P1">"Do you wanna buy a caravan” or even </text:p>
      <text:p text:style-name="P1">"What the fuck do I need a caravan who</text:p>
      <text:p text:style-name="P1">got no wheels...” I don't care about Brad Pitt</text:p>
      <text:p text:style-name="P1">so much if at all, but he's doing a great job at</text:p>
      <text:p text:style-name="P1">that film. Perhaps “Lock, Stock, and two smocking Barrels”</text:p>
      <text:p text:style-name="P1">was a bit more classy but “snatch” seems like</text:p>
      <text:p text:style-name="P1">a reinforcement (has arrived' from Dune &amp; Command and</text:p>
      <text:p text:style-name="P1">Conquer series). As for Debra's apartment, it has an</text:p>
      <text:p text:style-name="P1">interesting view, but being so close to an artery of </text:p>
      <text:p text:style-name="P1">traffic, it makes the place somewhat noisy.</text:p>
      <text:p text:style-name="P1"/>
      <text:p text:style-name="P1">My own exercise</text:p>
      <text:p text:style-name="P1"/>
      <text:p text:style-name="P1">It acts both as the grease and electricity</text:p>
      <text:p text:style-name="P1">in the machine, It is somewhat binary,</text:p>
      <text:p text:style-name="P1">It both builds the system but at the same </text:p>
      <text:p text:style-name="P1">time corrupts it, those who lack it wish for </text:p>
      <text:p text:style-name="P1">it, those who have plenty, usually just keep</text:p>
      <text:p text:style-name="P1">it for themselves and will not share.</text:p>
      <text:p text:style-name="P1">Even the mediocre ones do not find happiness</text:p>
      <text:p text:style-name="P1">because of it.</text:p>
      <text:p text:style-name="P1"/>
      <text:p text:style-name="P1">Free writing</text:p>
      <text:p text:style-name="P1"/>
      <text:p text:style-name="P1">Whenever free writing is forced, it kinds of</text:p>
      <text:p text:style-name="P1">disrupts the idea of free writing, not that</text:p>
      <text:p text:style-name="P1">anybody holds a gun to my head, with his</text:p>
      <text:p text:style-name="P1">index finger on the trigger, holding it sideways</text:p>
      <text:p text:style-name="P1">to feel slightly less the recoil...</text:p>
      <text:p text:style-name="P1"/>
      <text:p text:style-name="P1">Ye'ela exercise</text:p>
      <text:p text:style-name="P1"/>
      <text:p text:style-name="P1">Thanks to a bore student who wrote you one line</text:p>
      <text:p text:style-name="P1">you wrote a little piece of prose for your children.</text:p>
      <text:p text:style-name="P1">A nun who came across that piece caused you to</text:p>
      <text:p text:style-name="P1">publish it, then when one of your sons was an</text:p>
      <text:p text:style-name="P1">officer in the British army during World War II</text:p>
      <text:p text:style-name="P1">you wrote the famous trilogy that continued</text:p>
      <text:p text:style-name="P1">the resurrection and re-innovation of the elves</text:p>
      <text:p text:style-name="P1">as mythological creatures. They were divided to</text:p>
      <text:p text:style-name="P1">six main breeds i the D&amp;D books and at age 350</text:p>
      <text:p text:style-name="P1">they have a tendency to look for the grey havens on</text:p>
      <text:p text:style-name="P1">their way to Valinor, the western continent of their</text:p>
      <text:p text:style-name="P1">forefathers. Thank you for creating such a magnificent race,</text:p>
      <text:p text:style-name="P1">and leave it to me to halt the nasty rumours going </text:p>
      <text:p text:style-name="P1">on, on them nowadays. They are not tree huggers or</text:p>
      <text:p text:style-name="P1">worse. I'll restore their dignity and valour in that order.</text:p>
      <text:p text:style-name="P1">Thank you, John Ronald Re'uel Tolkien...</text:p>
      <text:p text:style-name="P1">For showing me the right pathway.</text:p>
      <text:p text:style-name="P1"/>
      <text:p text:style-name="P1">Free Writing</text:p>
      <text:p text:style-name="P1"/>
      <text:p text:style-name="P1">I cam without a pen today, Me, with all</text:p>
      <text:p text:style-name="P1">my gadgets &amp; gizmos was without a pen</text:p>
      <text:p text:style-name="P1">For someone like me it was kind of the</text:p>
      <text:p text:style-name="P1">strange feeling back in the army, when the</text:p>
      <text:p text:style-name="P1">NCOs used used to be disappointed with me every time</text:p>
      <text:p text:style-name="P1">that I was asked to write something supposedly</text:p>
      <text:p text:style-name="P1">of some importance like commands and targets</text:p>
      <text:p text:style-name="P1">received by the radio. I bought at the time the </text:p>
      <text:p text:style-name="P1">swiss card by Victorinox, the maker of all the little</text:p>
      <text:p text:style-name="P1">knives with a thousand applications for everyday</text:p>
      <text:p text:style-name="P1">situation, or when you trapped in the forest kind</text:p>
      <text:p text:style-name="P1">of way. But it had something like 11 functions</text:p>
      <text:p text:style-name="P1">including a pen the size and a shape of a credit </text:p>
      <text:p text:style-name="P1">card so it can fit into your wallet and you would</text:p>
      <text:p text:style-name="P1">have a pen, a knife, a ruler, anglemeter, ptsira*,</text:p>
      <text:p text:style-name="P1">scissors, and the like...</text:p>
      <text:p text:style-name="P1"/>
      <text:p text:style-name="P1">Debra's exercise</text:p>
      <text:p text:style-name="P1"/>
      <text:p text:style-name="P1">Down the corridor where Bravo team just went,</text:p>
      <text:p text:style-name="P1">I picked up their trail, good people all of them,</text:p>
      <text:p text:style-name="P1">carrying their BFG 7000 (an acronym for Big Fucking Gun).</text:p>
      <text:p text:style-name="P1">They went into the tunnel, but they just awaken</text:p>
      <text:p text:style-name="P1">a terrible creature. A huge half spider half</text:p>
      <text:p text:style-name="P1">woman with her younglings just hatching up.</text:p>
      <text:p text:style-name="P1">I checked my arsenal of weapons, the grenade launcher</text:p>
      <text:p text:style-name="P1">would do the trick. Away into the tunnel I walked</text:p>
      <text:p text:style-name="P1">after my PDA was scanned for clearance. The</text:p>
      <text:p text:style-name="P1">creature pounced at me and tossed the eggs of her</text:p>
      <text:p text:style-name="P1">descendants upon me. Nothing availed her destiny.</text:p>
      <text:p text:style-name="P1">A quicksave while I thought to myself i just killed</text:p>
      <text:p text:style-name="P1">somebody. Never mind, Bertruger and Swann are still</text:p>
      <text:p text:style-name="P1">ahead, switched back to my shotgun, who'll be my </text:p>
      <text:p text:style-name="P1">next victim? Unlocked &amp; loaded, I'm good to go.</text:p>
      <text:p text:style-name="P1"/>
      <text:p text:style-name="P1">Free writing</text:p>
      <text:p text:style-name="P1"/>
      <text:p text:style-name="P1">wtf mate... A new car (relatively), A new car</text:p>
      <text:p text:style-name="P1">battery (really) and it's still goes dead.</text:p>
      <text:p text:style-name="P1">Such a cruel fate i have with this energy</text:p>
      <text:p text:style-name="P1">draining devices, why can't scientists create the</text:p>
      <text:p text:style-name="P1">perpeteum mobile already, the perfect machine.</text:p>
      <text:p text:style-name="P1">By its very own usage it both drains and</text:p>
      <text:p text:style-name="P1">recharge its power source at equal values.</text:p>
      <text:p text:style-name="P1">One hundred percent efficiency, no energy losses</text:p>
      <text:p text:style-name="P1">due to heat exchange or accumulating energy</text:p>
      <text:p text:style-name="P1">spikes going to waste while the energy transforms</text:p>
      <text:p text:style-name="P1">into another type. A machine that needs only a</text:p>
      <text:p text:style-name="P1">first time charge of a split of a second,</text:p>
      <text:p text:style-name="P1">to activate its engines. A side effect should turn </text:p>
      <text:p text:style-name="P1">carbon dioxide into oxygen and water and glucose,</text:p>
      <text:p text:style-name="P1">like a photosynthesis process. Microtubes will be</text:p>
      <text:p text:style-name="P1">a good start. Photoelectric cells will be the next stage.</text:p>
      <text:p text:style-name="P1"/>
      <text:p text:style-name="P1">Dramatic monologue (Gil Rechtman exercise)</text:p>
      <text:p text:style-name="P1"/>
      <text:list text:style-name="L2">
        <text:list-item>
          <text:p text:style-name="P16">Did you know the PS3 has a blu-ray drive?</text:p>
        </text:list-item>
        <text:list-item>
          <text:p text:style-name="P16">What does it mean?</text:p>
        </text:list-item>
        <text:list-item>
          <text:p text:style-name="P16">High definition, since it's a 25 GB single layer</text:p>
          <text:p text:style-name="P16">and 50 GB dual-layer.</text:p>
        </text:list-item>
        <text:list-item>
          <text:p text:style-name="P16">But what high definition really means?</text:p>
        </text:list-item>
        <text:list-item>
          <text:p text:style-name="P16">Six times the resolution of NTSC or five times that of PAL.</text:p>
        </text:list-item>
        <text:list-item>
          <text:p text:style-name="P16">What are those things you just mentioned?</text:p>
        </text:list-item>
        <text:list-item>
          <text:p text:style-name="P16">Broadcasting systems, NTSC is in the U.S. &amp; Japan</text:p>
        </text:list-item>
        <text:list-item>
          <text:p text:style-name="P16">at 60 Hz 720X480 and PAL is used in Europe at </text:p>
          <text:p text:style-name="P16">50 Hz 702X576.</text:p>
        </text:list-item>
        <text:list-item>
          <text:p text:style-name="P16">What is Hz?</text:p>
        </text:list-item>
        <text:list-item>
          <text:p text:style-name="P16">The frames per second, 30 in NTSC with slightly less</text:p>
          <text:p text:style-name="P16">resolution and 25 in PAL with better resolution.</text:p>
        </text:list-item>
        <text:list-item>
          <text:p text:style-name="P16">What the fuck is wrong with you man, I'm a girl</text:p>
          <text:p text:style-name="P16">Why would I give a rat ass about technicalities?</text:p>
        </text:list-item>
        <text:list-item>
          <text:p text:style-name="P16">I just thought you really care.</text:p>
        </text:list-item>
        <text:list-item>
          <text:p text:style-name="P16">Yeah I was being polite.</text:p>
        </text:list-item>
        <text:list-item>
          <text:p text:style-name="P16">So that means you don't want to play with me games on my PS3.</text:p>
        </text:list-item>
        <text:list-item>
          <text:p text:style-name="P16">Go and shove it where the sun don't shine.</text:p>
        </text:list-item>
        <text:list-item>
          <text:p text:style-name="P16">Bartender give me the strongest raspberry juice</text:p>
          <text:p text:style-name="P16">you've got and leave the syrup bottle open,</text:p>
          <text:p text:style-name="P16">ah screw her, who needs her anyway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1" svg:font-family="'Times New Roman'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GB" style:letter-kerning="true" style:font-name-asian="Lucida Sans Unicode1" style:font-size-asian="12pt" style:font-name-complex="Times New Roman" style:font-size-complex="12pt" style:language-complex="he" style:country-complex="I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2pt" style:font-name-asian="MS Mincho" style:font-size-asian="12pt" style:font-name-complex="Times New Roman" style:font-size-complex="12pt"/>
    </style:style>
    <style:style style:name="List" style:family="paragraph" style:parent-style-name="Text_20_body" style:class="list">
      <style:text-properties style:font-name-complex="Times New Roman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גופן_20_ברירת_20_המחדל_20_של_20_קטע" style:display-name="גופן ברירת המחדל של קטע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rl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89$CWS-c09v004</meta:generator>
    <meta:initial-creator>OoZoOl Obliterator</meta:initial-creator>
    <meta:creation-date>2007-05-07T13:40:00</meta:creation-date>
    <dc:creator>OoZooL Obliterator</dc:creator>
    <dc:date>2007-09-12T01:43:56</dc:date>
    <meta:print-date>2113-01-01T00:00:00</meta:print-date>
    <dc:language>en-GB</dc:language>
    <meta:editing-cycles>13</meta:editing-cycles>
    <meta:editing-duration>PT6H6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7" meta:paragraph-count="768" meta:word-count="5809" meta:character-count="31312"/>
  </office:meta>
</office:document-meta>
</file>